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33123"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379534"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368128"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365504"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370355"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361708"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363279"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370042"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385828"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363150"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368914"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356746"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382555"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372426"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373940"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379478"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382100"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81225"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382089"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376599"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377254"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381657"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57994"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385378"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380627"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372290"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377338"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374510"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1374353"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65388" text:continue-numbering="true" text:style-name="WW8Num13">
        <text:list-item>
          <text:h text:style-name="P43"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379615"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383438"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1387498"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372050"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4"><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4"><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4"><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4"><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0">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0">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0">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0">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4"><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4"><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0">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4"><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0">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0">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4"><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0">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4"><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4"><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0">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4"><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list_list, list_iterator_t it_pos,</text:p>
            <text:p text:style-name="P30"><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4"><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4"><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it_pos);</text:p>
          </table:table-cell>
        </table:table-row>
      </table:table>
      <text:p text:style-name="P11">描述：</text:p>
      <text:p text:style-name="P11"><text:tab/>删除list容器中指定位置的数据。</text:p>
      <text:p text:style-name="P11">参数：</text:p>
      <text:p text:style-name="P11"><text:tab/>plist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soft-page-break/><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soft-page-break/><text:tab/>it_pos<text:tab/><text:tab/>插入数据的位置。</text:p>
      <text:p text:style-name="P11"><text:tab/>pt_list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soft-page-break/><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1380861"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ext:soft-page-break/>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text:soft-page-break/>注意：</text:p>
      <text:p text:style-name="P24"><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soft-page-break/><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1363700" text:continue-numbering="true" text:style-name="WW8Num13">
        <text:list-item>
          <text:list>
            <text:list-item>
              <text:h text:style-name="P47"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ext:soft-page-break/>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tab/>如果plist_list == NULL 或者s_typename == NULL则函数的行为是未定义的。s_typename必须是C内建类型，<text:soft-page-break/>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able:table-row>
          <table:table-cell table:style-name="Table164.A1" office:value-type="string">
            <text:p text:style-name="P30">void _list_assign_elem(list_t* plist_list, size_t t_count, ...);</text:p>
          </table:table-cell>
        </table:table-row>
      </table:table>
      <text:p text:style-name="P11"><text:soft-page-break/>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able:table-row>
          <table:table-cell table:style-name="Table167.A1" office:value-type="string">
            <text:p text:style-name="P30">void _list_push_back_varg(list_t* plist_list, va_list val_elemlist);</text:p>
          </table:table-cell>
        </table:table-row>
      </table:table>
      <text:p text:style-name="P11"><text:soft-page-break/>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参数：</text:p>
      <text:p text:style-name="P11"><text:soft-page-break/><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描述：</text:p>
      <text:p text:style-name="P11"><text:soft-page-break/><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76" table:style-name="Table176">
        <table:table-column table:style-name="Table176.A"/>
        <table:table-row>
          <table:table-cell table:style-name="Table176.A1" office:value-type="string">
            <text:p text:style-name="P30">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4">注意：</text:p>
      <text:p text:style-name="P24"><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ext:soft-page-break/>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86521"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29331405" text:style-name="L1">
        <text:list-item>
          <text:p text:style-name="P39">容器迭代器的互操作性，一种容器可以使用另一种容器的迭代器，只要两种容器中保存的数据类型相同。</text:p>
        </text:list-item>
        <text:list-item>
          <text:p text:style-name="P39">增加使用数组初始化容器的接口。</text:p>
        </text:list-item>
        <text:list-item>
          <text:p text:style-name="P39"><text:soft-page-break/>增加版本标识宏libcstl 2.1.0为CSTL_VERSION 20100 CSTL_MAJOR_VERSION 2 CSTL_MINOR_VERSION 1 CSTL_REVISION_VERSION 0</text:p>
        </text:list-item>
        <text:list-item>
          <text:p text:style-name="P39">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57896" text:continue-list="list31386521" text:style-name="WW8Num13">
        <text:list-item>
          <text:list>
            <text:list-item>
              <text:h text:style-name="P49" text:outline-level="2"><text:span text:style-name="T6">libcstl 2.1</text:span><text:span text:style-name="T3">改善</text:span></text:h>
            </text:list-item>
          </text:list>
        </text:list-item>
      </text:list>
      <text:list xml:id="list29342972" text:style-name="L2">
        <text:list-item>
          <text:p text:style-name="P40">容器初始化后占用的内存过大。在2.1中间内存管理作为可选项使用。默认不使用内存管理。</text:p>
        </text:list-item>
        <text:list-item>
          <text:p text:style-name="P40">vector容器在添加少量数据的时候重新飞配的内存太小，导致后续的操作很快就用完了预留的内存。</text:p>
        </text:list-item>
        <text:list-item>
          <text:p text:style-name="P40">增加容错的处理，减少外部接口的未定义情况，加强一致性有必要时要增加未定义的情况。</text:p>
        </text:list-item>
        <text:list-item>
          <text:p text:style-name="P40">添加VS2010的工程。</text:p>
        </text:list-item>
        <text:list-item>
          <text:p text:style-name="P40">有内存泄漏的情况，每次500~1k左右。</text:p>
        </text:list-item>
        <text:list-item>
          <text:p text:style-name="P40">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381113" text:continue-list="list31357896" text:style-name="WW8Num13">
        <text:list-item>
          <text:list>
            <text:list-item>
              <text:h text:style-name="P49" text:outline-level="2"><text:soft-page-break/><text:span text:style-name="T6">libcstl 2.1</text:span><text:span text:style-name="T3">代码的优化</text:span></text:h>
            </text:list-item>
          </text:list>
        </text:list-item>
      </text:list>
      <text:list xml:id="list31378341" text:continue-list="list29342972" text:style-name="L2">
        <text:list-item>
          <text:p text:style-name="P40">使用现有的算法实现部分容器接口的实现，这样减少代码的重复。</text:p>
        </text:list-item>
        <text:list-item>
          <text:p text:style-name="P40">在同一容器中尽量使用同一算法来实现不同的接口。例如实现删除操作的有多个接口，可以提供一个删除操作的接口然后将它包装成多个接口。</text:p>
        </text:list-item>
        <text:list-item>
          <text:p text:style-name="P40">调整代码结构，将实现代码从一个文件中拆分出来，减小c文件的大小。</text:p>
        </text:list-item>
        <text:list-item>
          <text:p text:style-name="P40">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0">在对于容器和数据区间之间进行操作的情况，尤其要考虑数据区间输入容器的时候的特殊处理。</text:p>
        </text:list-item>
        <text:list-item>
          <text:p text:style-name="P40">修改各个容器的create_xxxx_iterator()接口，将这个接口改为迭代器内部接口_create_xxxx_iterator()。</text:p>
        </text:list-item>
        <text:list-item>
          <text:p text:style-name="P40">修改代码实现，是代码符合编码规范以及命名规则。</text:p>
        </text:list-item>
        <text:list-item>
          <text:p text:style-name="P40">将有符号的int类型都改成有符号的long类型以适应64位环境。</text:p>
        </text:list-item>
        <text:list-item>
          <text:p text:style-name="P40">修改根目录下的Makefile.am，将LICENSE发布。或者改成COPYING。</text:p>
        </text:list-item>
        <text:list-item>
          <text:p text:style-name="P40">使用gcov或者gprof对代码进行优化。使用valgrind和vld进行内存泄漏检查。使用pclint进行代码静态检查。</text:p>
        </text:list-item>
        <text:list-item>
          <text:p text:style-name="P40">将代码中函数名统一，辅助函数也要以相应的容器或者算法为前缀。函数参数也要符合编码规范。</text:p>
        </text:list-item>
        <text:list-item>
          <text:p text:style-name="P40">制定一个工程规范规范。</text:p>
        </text:list-item>
        <text:list-item>
          <text:p text:style-name="P40">对于操作数据区间的接口函数，尤其要注意数据区间属于当前容器是的处理。如果list_insert_range(pt_list, t_pos, it_begin, it_end);当[it_begin, it_end)属于pt_list的时候的处理要注意。</text:p>
        </text:list-item>
        <text:list-item>
          <text:p text:style-name="P40">对于接口中未定义的行为，debug版本的库都要触发断言。</text:p>
        </text:list-item>
        <text:list-item>
          <text:p text:style-name="P40">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0">为容器的初始化函数增加检查是否容器是使用create函数创建的，为其他的函数检查容器是否是已经初始化的，destroy函数可以销毁创建和初始化的容器。</text:p>
        </text:list-item>
        <text:list-item>
          <text:p text:style-name="P40">将代码中的t_index全部使用i代替。</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369126" text:continue-list="list31381113"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7T11:25:35.51</dc:date>
    <meta:editing-cycles>1596</meta:editing-cycles>
    <meta:editing-duration>PT308H35M58S</meta:editing-duration>
    <meta:generator>OpenOffice.org/3.2$Win32 OpenOffice.org_project/320m18$Build-9502</meta:generator>
    <dc:creator>Wang Bo</dc:creator>
    <meta:document-statistic meta:table-count="229" meta:image-count="27" meta:object-count="0" meta:page-count="118" meta:paragraph-count="3257" meta:word-count="26576" meta:character-count="97174"/>
  </office:meta>
</office:document-meta>
</file>